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font-weight="bold" style:font-weight-asian="bold" style:font-weight-complex="bold" fo:background-color="#dddddd" fo:border="0.06pt solid #000000" style:text-align-source="fix"/>
      <style:paragraph-properties fo:text-align="start" fo:margin-left="1.2mm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style:style style:family="table-column" style:name="lpod_auto_6">
      <style:table-column-properties fo:break-before="auto" style:column-width="2.5cm"/>
    </style:style>
    <style:style style:family="table-column" style:name="lpod_auto_7">
      <style:table-column-properties fo:break-before="auto" style:column-width="2.5cm"/>
    </style:style>
    <style:style style:family="table-column" style:name="lpod_auto_8">
      <style:table-column-properties fo:break-before="auto" style:column-width="2.5cm"/>
    </style:style>
    <style:style style:family="table-column" style:name="lpod_auto_9">
      <style:table-column-properties fo:break-before="auto" style:column-width="2.5cm"/>
    </style:style>
    <style:style style:family="table-column" style:name="lpod_auto_10">
      <style:table-column-properties fo:break-before="auto" style:column-width="2.5cm"/>
    </style:style>
    <style:style style:family="table-column" style:name="lpod_auto_11">
      <style:table-column-properties fo:break-before="auto" style:column-width="2.5cm"/>
    </style:style>
    <style:style style:family="table-column" style:name="lpod_auto_12">
      <style:table-column-properties fo:break-before="auto" style:column-width="2.5cm"/>
    </style:style>
    <style:style style:family="table-column" style:name="lpod_auto_13">
      <style:table-column-properties fo:break-before="auto" style:column-width="2.5cm"/>
    </style:style>
    <style:style style:family="table-column" style:name="lpod_auto_14">
      <style:table-column-properties fo:break-before="auto" style:column-width="2.5cm"/>
    </style:style>
    <style:style style:family="table-column" style:name="lpod_auto_15">
      <style:table-column-properties fo:break-before="auto" style:column-width="2.5cm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10" table:style-name="lpod_auto_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float" calcext:value-type="float" office:value="102.314" calcext:value="102.314" table:style-name="center_integer_no_zero_grid_06pt">
            <text:p>102.314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